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RICEÑO SIFUENTES, MARCELO ROMAN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512070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BRICEÑO SIFUENTES, MARCELO ROMAN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2070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3 - Trans. Aer. Caja Pavos Negr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6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00:55:4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